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InitTargetSource.get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zyInitTargetSource.postProcessTargetObject( Object targe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